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1906E37C1F44CCFF.png" manifest:media-type="image/png"/>
  <manifest:file-entry manifest:full-path="Pictures/10000201000000300000003063BD88DF84A330D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76b859" officeooo:paragraph-rsid="0076b859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able_20_Contents">
      <style:paragraph-properties fo:margin-left="0cm" fo:margin-right="0cm" fo:text-indent="0cm" style:auto-text-indent="false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9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0" style:family="paragraph" style:parent-style-name="Table_20_Contents">
      <style:text-properties style:text-position="0% 100%" officeooo:rsid="007ae09b" officeooo:paragraph-rsid="007ae0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7ae09b" style:font-weight-asian="bold" style:font-weight-complex="bold"/>
    </style:style>
    <style:style style:name="T4" style:family="text">
      <style:text-properties officeooo:rsid="0076b859"/>
    </style:style>
    <style:style style:name="T5" style:family="text">
      <style:text-properties officeooo:rsid="007acd2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<draw:frame draw:style-name="fr1" draw:name="graphics69" text:anchor-type="as-char" svg:width="1.27cm" svg:height="1.27cm" draw:z-index="0"><draw:image xlink:href="Pictures/1000020100000030000000301906E37C1F44CCFF.png" xlink:type="simple" xlink:show="embed" xlink:actuate="onLoad" loext:mime-type="image/png"/></draw:frame></text:p>
          </table:table-cell>
          <table:table-cell table:style-name="Tabla1.B1" office:value-type="string">
            <text:p text:style-name="P5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Latencia CAS</text:p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7"><draw:frame draw:style-name="fr1" draw:name="Imagen8" text:anchor-type="as-char" svg:width="1.099cm" svg:height="1.099cm" draw:z-index="1"><draw:image xlink:href="Pictures/10000201000000300000003063BD88DF84A330D3.png" xlink:type="simple" xlink:show="embed" xlink:actuate="onLoad" loext:mime-type="image/png"/></draw:frame></text:p>
          </table:table-cell>
          <table:table-cell table:style-name="Tabla4.B1" office:value-type="string">
            <text:p text:style-name="P4">1. <text:span text:style-name="T4">Calcula a latencia CAS (en nanosegundos) dun módulo DD</text:span><text:span text:style-name="T5">R</text:span><text:span text:style-name="T4">3-2000 con CL10</text:span></text:p>
          </table:table-cell>
        </table:table-row>
        <table:table-row>
          <table:table-cell table:style-name="Tabla4.A2" table:number-columns-spanned="2" office:value-type="string">
            <text:p text:style-name="P8">Resposta</text:p>
          </table:table-cell>
          <table:covered-table-cell/>
        </table:table-row>
        <table:table-row>
          <table:table-cell table:style-name="Tabla4.A3" table:number-columns-spanned="2" office:value-type="string">
            <text:p text:style-name="P10">DDR3-2000</text:p>
            <text:p text:style-name="P10">2000/2= 1000MHz</text:p>
            <text:p text:style-name="P10">T = (1000*10^6)^-1= 1*10^-9 = 1ns</text:p>
            <text:p text:style-name="P10">Latencia CAS = T*CL = 1 * 10 = 10ns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9:00:54.212747558</meta:creation-date>
    <dc:date>2022-10-03T16:47:18.310000000</dc:date>
    <meta:editing-duration>PT9H30M15S</meta:editing-duration>
    <meta:editing-cycles>165</meta:editing-cycles>
    <meta:generator>LibreOffice/6.4.3.2$Windows_X86_64 LibreOffice_project/747b5d0ebf89f41c860ec2a39efd7cb15b54f2d8</meta:generator>
    <meta:document-statistic meta:table-count="2" meta:image-count="2" meta:object-count="0" meta:page-count="1" meta:paragraph-count="12" meta:word-count="39" meta:character-count="216" meta:non-whitespace-character-count="184"/>
  </office:meta>
</office:document-meta>
</file>